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fill-gradient-name="Gradient_20_1" draw:opacity-name="Transparency_20_3" draw:textarea-horizontal-align="center" draw:textarea-vertical-align="middle" draw:shadow="visible"/>
    </style:style>
    <style:style style:name="gr2" style:family="graphic" style:parent-style-name="standard">
      <style:graphic-properties draw:textarea-horizontal-align="center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8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ath draw:style-name="gr1" draw:text-style-name="P1" draw:layer="layout" svg:width="12.498cm" svg:height="13.059cm" svg:x="4.001cm" svg:y="6.94cm" svg:viewBox="0 0 12499 13060" svg:d="m497 12509c-275-51-497-320-497-596 0-3833 0-7667 0-11500 0-276 222-455 497-404 3809 706 7686 735 11505 76 275-48 497 134 497 410 0 3833 0 7667 0 11500 0 276-222 542-497 590-3819 662-7696 630-11505-76z">
          <text:p/>
        </draw:path>
        <draw:path draw:style-name="gr2" draw:text-style-name="P1" draw:layer="layout" svg:width="7.499cm" svg:height="7.836cm" svg:x="6.601cm" svg:y="9.552cm" svg:viewBox="0 0 7500 7837" svg:d="m298 7506c-165-31-298-192-298-358 0-2300 0-4600 0-6900 0-166 133-273 298-243 2286 424 4612 441 6904 46 165-29 298 80 298 246 0 2300 0 4601 0 6901 0 165-133 325-298 354-2292 397-4618 378-6904-46z">
          <text:p/>
        </draw:path>
        <draw:frame draw:style-name="gr3" draw:text-style-name="P2" draw:layer="layout" svg:width="7.5cm" svg:height="0.64cm" svg:x="6.5cm" svg:y="10.661cm">
          <draw:text-box>
            <text:p text:style-name="P2"><text:span text:style-name="T1">Rectángulo interior</text:span></text:p>
          </draw:text-box>
        </draw:frame>
        <draw:frame draw:style-name="gr3" draw:text-style-name="P2" draw:layer="layout" svg:width="12.5cm" svg:height="0.64cm" svg:x="4cm" svg:y="8.461cm">
          <draw:text-box>
            <text:p text:style-name="P2"><text:span text:style-name="T1">Rectángulo exteri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Transparency_20_3" draw:display-name="Transparency 3" draw:style="linear" draw:start="100%" draw:end="0%" draw:angle="142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2-05T11:46:24.08</meta:creation-date>
    <dc:date>2014-02-05T12:08:21.13</dc:date>
    <dc:creator>Manuel Navarro Pérez</dc:creator>
    <meta:editing-duration>PT21M56S</meta:editing-duration>
    <meta:editing-cycles>4</meta:editing-cycles>
    <meta:generator>OpenOffice.org/3.3$Win32 OpenOffice.org_project/330m20$Build-9567</meta:generator>
    <meta:document-statistic meta:object-count="4"/>
  </office:meta>
</office:document-meta>
</file>